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92f5" officeooo:paragraph-rsid="001392f5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392f5" officeooo:paragraph-rsid="001392f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1392f5" officeooo:paragraph-rsid="001392f5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officeooo:rsid="0003fb98" officeooo:paragraph-rsid="0014ae24"/>
    </style:style>
    <style:style style:name="P5" style:family="paragraph" style:parent-style-name="Standard">
      <style:paragraph-properties fo:text-align="justify" style:justify-single-word="false"/>
      <style:text-properties fo:color="#0000ff" style:font-name="Arial" officeooo:rsid="0006cc72" officeooo:paragraph-rsid="0014ae24"/>
    </style:style>
    <style:style style:name="P6" style:family="paragraph" style:parent-style-name="Standard">
      <style:paragraph-properties fo:text-align="justify" style:justify-single-word="false"/>
      <style:text-properties fo:color="#0000ff" style:font-name="Arial" officeooo:rsid="001392f5" officeooo:paragraph-rsid="001392f5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87cm"/>
        </style:tab-stops>
      </style:paragraph-properties>
      <style:text-properties fo:color="#0000ff" style:font-name="Arial" officeooo:rsid="001392f5" officeooo:paragraph-rsid="001392f5"/>
    </style:style>
    <style:style style:name="P8" style:family="paragraph" style:parent-style-name="Standard">
      <style:paragraph-properties fo:text-align="justify" style:justify-single-word="false"/>
      <style:text-properties fo:color="#0000ff" style:font-name="Arial" fo:font-weight="bold" officeooo:rsid="001392f5" officeooo:paragraph-rsid="001392f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ff" style:font-name="Arial" officeooo:rsid="000291b0" officeooo:paragraph-rsid="0014ae24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Arial" fo:font-weight="bold" officeooo:rsid="001392f5" officeooo:paragraph-rsid="001392f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1392f5" officeooo:paragraph-rsid="001392f5" style:font-weight-asian="bold" style:font-weight-complex="bold"/>
    </style:style>
    <style:style style:name="T1" style:family="text">
      <style:text-properties officeooo:rsid="0003fb98"/>
    </style:style>
    <style:style style:name="T2" style:family="text">
      <style:text-properties officeooo:rsid="0006cc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ntegra</text:p>
      <text:p text:style-name="P1"/>
      <text:p text:style-name="P1">Campos a serem inclusos no CompuFácil para atender aos registros:</text:p>
      <text:p text:style-name="P1"/>
      <text:p text:style-name="P4">Preto – Campos <text:span text:style-name="T2">obrigatórios</text:span></text:p>
      <text:p text:style-name="P4"/>
      <text:p text:style-name="P5">Azul – campos <text:span text:style-name="T1">que fazem parte de registros não obrigatórios em todos os casos ou que tem alguma forma de enviar valor padrão (embora não atende 100% requisitos)</text:span></text:p>
      <text:p text:style-name="P1"/>
      <text:p text:style-name="P2">Registro 10 e 11 (Dados do Emitente):</text:p>
      <text:p text:style-name="P1"/>
      <text:p text:style-name="P1">* Inscrição Estadual</text:p>
      <text:p text:style-name="P1">* Outros dados cadastrais já estão no CompuFácil</text:p>
      <text:p text:style-name="P1"/>
      <text:p text:style-name="P2">Registro 50 / 51 / 53 e 70 (Notas Fiscais de Entrada e Saída):</text:p>
      <text:p text:style-name="P1"/>
      <text:p text:style-name="P1">* Cliente/Fornecedor</text:p>
      <text:p text:style-name="P1">* Data da emissão/Data de entrada</text:p>
      <text:p text:style-name="P1">* Modelo (letras e número. Ex: 55, 1B)</text:p>
      <text:p text:style-name="P1">* Série (letras e número. Ex: 01, U)</text:p>
      <text:p text:style-name="P1">* Número</text:p>
      <text:p text:style-name="P1">* CFOP</text:p>
      <text:p text:style-name="P1">* Emissão Própria ou Terceiros</text:p>
      <text:p text:style-name="P1">* Valor total da nota</text:p>
      <text:p text:style-name="P1">* Base de ICMS</text:p>
      <text:p text:style-name="P1">* Valor de ICMS</text:p>
      <text:p text:style-name="P1">* Status da nota (Normal ou Cancelada)</text:p>
      <text:p text:style-name="P6">* Valor do IPI</text:p>
      <text:p text:style-name="P1">* Valor do ICMS ST (Substituição Tributária)</text:p>
      <text:p text:style-name="P1">* Frete</text:p>
      <text:p text:style-name="P1">* Seguro</text:p>
      <text:p text:style-name="P1">* Outras despesas</text:p>
      <text:p text:style-name="P1"/>
      <text:p text:style-name="P2">Registro 54 (Itens da Nota Fiscal):</text:p>
      <text:p text:style-name="P1"/>
      <text:p text:style-name="P1">* CST (Código da Substituição Tributária)</text:p>
      <text:p text:style-name="P1">* Código do produto ou serviço</text:p>
      <text:p text:style-name="P1">* Quantidade do produto ou serviço</text:p>
      <text:p text:style-name="P1">* Valor unitário</text:p>
      <text:p text:style-name="P1">* Valor do desconto</text:p>
      <text:p text:style-name="P1">* Alíquota do ICMS</text:p>
      <text:p text:style-name="P1">* Base de Cálculo do ICMS</text:p>
      <text:p text:style-name="P1">* Base de Cálculo do ICMS ST</text:p>
      <text:p text:style-name="P6">* Valor do IPI</text:p>
      <text:p text:style-name="P1"><text:soft-page-break/></text:p>
      <text:p text:style-name="P2">Registro 75 (Itens apresentados no arquivo do Sintegra):</text:p>
      <text:p text:style-name="P1"/>
      <text:p text:style-name="P1">* Código do produto ou serviço</text:p>
      <text:p text:style-name="P1">* Descrição</text:p>
      <text:p text:style-name="P1">* NCM (Nomenclatura Comum do Mercosul)</text:p>
      <text:p text:style-name="P1">* Unidade de Medida</text:p>
      <text:p text:style-name="P6">* Alíquota do IPI</text:p>
      <text:p text:style-name="P1">* Alíquota do ICMS</text:p>
      <text:p text:style-name="P1"/>
      <text:p text:style-name="P3">Sped Fiscal</text:p>
      <text:p text:style-name="P1"/>
      <text:p text:style-name="P1">Campos a serem inclusos no CompuFácil para atender aos registros:</text:p>
      <text:p text:style-name="P1"/>
      <text:p text:style-name="P2">Registro 0000 e 0005 (Dados do Emitente):</text:p>
      <text:p text:style-name="P1"/>
      <text:p text:style-name="P1">* Inscrição Estadual</text:p>
      <text:p text:style-name="P1">* Código do município (Conforme tabela do IBGE)</text:p>
      <text:p text:style-name="P6">* Inscrição Municipal</text:p>
      <text:p text:style-name="P1">* Outros dados cadastrais já estão no CompuFácil</text:p>
      <text:p text:style-name="P1"/>
      <text:p text:style-name="P2">Registro 0100 (Dados do Contador):</text:p>
      <text:p text:style-name="P1"/>
      <text:p text:style-name="P1">* Nome do Contabilista</text:p>
      <text:p text:style-name="P1">* Número de inscrição do contabilista no CPF</text:p>
      <text:p text:style-name="P1">* Número de inscrição do contabilista no Conselho Regional de Contabilidade</text:p>
      <text:p text:style-name="P1">* Número de inscrição do escritório de contabilidade no CNPJ, se houver</text:p>
      <text:p text:style-name="P1">* CEP</text:p>
      <text:p text:style-name="P1">* Logradouro e endereço do imóvel</text:p>
      <text:p text:style-name="P1">* Número do imóvel</text:p>
      <text:p text:style-name="P1">* Dados complementares do endereço</text:p>
      <text:p text:style-name="P1">* Bairro em que o imóvel está situado</text:p>
      <text:p text:style-name="P1">* Número do telefone (<text:bookmark-start text:name="__DdeLink__542_1895735087"/>DDD+FONE<text:bookmark-end text:name="__DdeLink__542_1895735087"/>)</text:p>
      <text:p text:style-name="P1">* E-mail</text:p>
      <text:p text:style-name="P1">* Código do município</text:p>
      <text:p text:style-name="P1"/>
      <text:p text:style-name="P2">Registro 0150 (Participantes / Clientes e Fornecedores citados nos documentos fiscais apresentados no arquivo):</text:p>
      <text:p text:style-name="P1"/>
      <text:p text:style-name="P1">* Código de identificação</text:p>
      <text:p text:style-name="P1">* Código do Município</text:p>
      <text:p text:style-name="P1">* Código do país</text:p>
      <text:p text:style-name="P1">* Outros dados cadastrais já estão no CompuFácil </text:p>
      <text:p text:style-name="P1"/>
      <text:p text:style-name="P8"><text:soft-page-break/>Registro 0175 (Alterações no cadastro do participante) :</text:p>
      <text:p text:style-name="P6"/>
      <text:p text:style-name="P6">* Data da Alteração</text:p>
      <text:p text:style-name="P6">* Número do campo alterado</text:p>
      <text:p text:style-name="P6">* Conteúdo anterior do campo</text:p>
      <text:p text:style-name="P1"/>
      <text:p text:style-name="P2">Registro 0190 (Unidades de Medida citadas nos itens dos documentos fiscais apresentados no arquivo):</text:p>
      <text:p text:style-name="P1"/>
      <text:p text:style-name="P1">* Código da unidade de medida</text:p>
      <text:p text:style-name="P1">* Descrição da unidade de medida</text:p>
      <text:p text:style-name="P1">Obs: Os dois campos já estão no CompuFácil</text:p>
      <text:p text:style-name="P1"/>
      <text:p text:style-name="P2">Registro 0200 (Produtos/Serviços citados nos documentos fiscais apresentados no arquivo):</text:p>
      <text:p text:style-name="P1"/>
      <text:p text:style-name="P1">* Código do item</text:p>
      <text:p text:style-name="P9">* Alíquota do IPI</text:p>
      <text:p text:style-name="P6">* Tipo do item (00 - Mercadoria para Revenda</text:p>
      <text:p text:style-name="P7"><text:tab/>01 - Matéria prima</text:p>
      <text:p text:style-name="P7"><text:tab/>02 - Embalagem</text:p>
      <text:p text:style-name="P7"><text:tab/>03 - Produto em processo</text:p>
      <text:p text:style-name="P7"><text:tab/>04 - Produto Acabado</text:p>
      <text:p text:style-name="P7"><text:tab/> 05 - Subproduto</text:p>
      <text:p text:style-name="P7"><text:tab/>06 - Produto intermediário</text:p>
      <text:p text:style-name="P7"><text:tab/>07 - Material de Uso e Consumo</text:p>
      <text:p text:style-name="P7"><text:tab/>08 - Ativo Imobilizado</text:p>
      <text:p text:style-name="P7"><text:tab/>09 - Serviços<text:tab/></text:p>
      <text:p text:style-name="P7"><text:tab/>10 - Outros insumos</text:p>
      <text:p text:style-name="P7"><text:tab/>99 - Outras)</text:p>
      <text:p text:style-name="P1">* NCM (Nomenclatura Comum do Mercosul)<text:tab/><text:tab/><text:tab/><text:tab/></text:p>
      <text:p text:style-name="P6">* EX IPI (Código de exceção, conforme tabela TIPI)</text:p>
      <text:p text:style-name="P6">* Código do gênero, <text:bookmark-start text:name="__DdeLink__544_1895735087"/>conforme Tabela 4.2.1<text:bookmark-end text:name="__DdeLink__544_1895735087"/></text:p>
      <text:p text:style-name="P6">* Código LST (<text:bookmark-start text:name="__DdeLink__546_1895735087"/>conforme lista do Anexo I da Lei Complementar Federal nº 116/03)<text:bookmark-end text:name="__DdeLink__546_1895735087"/></text:p>
      <text:p text:style-name="P1">* Alíquota ICMS</text:p>
      <text:p text:style-name="P1">* Outros campos já estão no CompuFácil</text:p>
      <text:p text:style-name="P1"/>
      <text:p text:style-name="P8">Registro 0205 (Alteração da descrição do item):</text:p>
      <text:p text:style-name="P6"/>
      <text:p text:style-name="P6">* Descrição anterior do item</text:p>
      <text:p text:style-name="P6">* Data inicial de utilização da descrição do item</text:p>
      <text:p text:style-name="P6">* Data final de utilização da descrição do item</text:p>
      <text:p text:style-name="P6">* Código anterior do item em relação a última informação apresentada</text:p>
      <text:p text:style-name="P1"/>
      <text:p text:style-name="P8"><text:soft-page-break/>Registro 0220 (Fatores de conversão de unidades de medida):</text:p>
      <text:p text:style-name="P6"/>
      <text:p text:style-name="P6">* Unidade comercial a ser convertida na unidade do estoque, referida no Registro 0220</text:p>
      <text:p text:style-name="P6">* Fator de conversão utilizado para converter (multiplicar) a unidade a ser convertida na unidade adotada no inventário</text:p>
      <text:p text:style-name="P1"/>
      <text:p text:style-name="P2">Registro 0400 (Naturezas de operação citadas nas notas fiscais apresentadas no arquivo):</text:p>
      <text:p text:style-name="P1"/>
      <text:p text:style-name="P1">* Código da natureza de operação</text:p>
      <text:p text:style-name="P1">* Descrição da natureza de operação</text:p>
      <text:p text:style-name="P1"/>
      <text:p text:style-name="P2">* Registro 0450 (Informação complementar do documento fiscal):</text:p>
      <text:p text:style-name="P1"/>
      <text:p text:style-name="P1">* Código da informação complementar</text:p>
      <text:p text:style-name="P1">* Texto livre de informação complementar existente no documento fiscal</text:p>
      <text:p text:style-name="P1"/>
      <text:p text:style-name="P2">Registro C100 (Notas fiscais de entrada e saída):</text:p>
      <text:p text:style-name="P1"/>
      <text:p text:style-name="P1">* Tipo de Operação (Entrada = 0 Saída = 1)</text:p>
      <text:p text:style-name="P1">* Indicador de emitente (Próprio = 0 Terceiros = 1)</text:p>
      <text:p text:style-name="P1">* Código do participante</text:p>
      <text:p text:style-name="P1">* Modelo do documento fiscal (letras e número. Ex: 55, 1B)</text:p>
      <text:p text:style-name="P1">* Código da situação do documento fiscal (<text:bookmark-start text:name="__DdeLink__548_1895735087"/>conforme a Tabela 4.1.2<text:bookmark-end text:name="__DdeLink__548_1895735087"/>)</text:p>
      <text:p text:style-name="P1">* Série do documento fiscal (letras e número. Ex: 01, U)</text:p>
      <text:p text:style-name="P1">* Número do documento fiscal</text:p>
      <text:p text:style-name="P1">* Chave da NFe</text:p>
      <text:p text:style-name="P1">* Data de emissão</text:p>
      <text:p text:style-name="P1">* Data de entrada ou saída</text:p>
      <text:p text:style-name="P1">* Valor total do documento</text:p>
      <text:p text:style-name="P1">* Indicador do tipo de pagamento (0- À vista 1- A prazo 2 - Outros)</text:p>
      <text:p text:style-name="P1">* Valor total do desconto</text:p>
      <text:p text:style-name="P1">* Valor das mercadorias constantes no documento fiscal</text:p>
      <text:p text:style-name="P1">* Indicador do tipo de frete (0- Por conta do emitente</text:p>
      <text:p text:style-name="P1"><text:tab/><text:tab/><text:tab/><text:tab/> <text:s/>1- Por conta do destinatário/remetente</text:p>
      <text:p text:style-name="P1"><text:tab/><text:tab/><text:tab/><text:tab/> <text:s/>2- Por conta de terceiros </text:p>
      <text:p text:style-name="P1"><text:tab/><text:tab/><text:tab/><text:tab/> <text:s/>9- Sem cobrança de frete)</text:p>
      <text:p text:style-name="P1">* Valor do frete</text:p>
      <text:p text:style-name="P1">* Valor do seguro</text:p>
      <text:p text:style-name="P1">* Valor de outras despesas</text:p>
      <text:p text:style-name="P1">* Valor da base de cálculo do ICMS</text:p>
      <text:p text:style-name="P1">* Valor do ICMS</text:p>
      <text:p text:style-name="P1">* Valor da base de cálculo do ICMS de ST (Substituição Tributária)<text:tab/><text:tab/><text:tab/><text:tab/> <text:s/></text:p>
      <text:p text:style-name="P1"><text:soft-page-break/>* Valor de ICMS ST</text:p>
      <text:p text:style-name="P6">* Valor do IPI</text:p>
      <text:p text:style-name="P6">* Valor do PIS</text:p>
      <text:p text:style-name="P6">* Valor da Cofins</text:p>
      <text:p text:style-name="P1"/>
      <text:p text:style-name="P2">Registro C110 (Informação complementar do documento fiscal):</text:p>
      <text:p text:style-name="P1"/>
      <text:p text:style-name="P1">* Código da informação complementar (<text:bookmark-start text:name="__DdeLink__550_1895735087"/>Registro 0450<text:bookmark-end text:name="__DdeLink__550_1895735087"/>)</text:p>
      <text:p text:style-name="P1">* Descrição complementar</text:p>
      <text:p text:style-name="P1"/>
      <text:p text:style-name="P1"/>
      <text:p text:style-name="P2">Registro C170 (Itens das notas fiscais):</text:p>
      <text:p text:style-name="P1"/>
      <text:p text:style-name="P1">* Código do item (Registro 0200)</text:p>
      <text:p text:style-name="P1">* Descrição complementar do item como adotado no documento fiscal</text:p>
      <text:p text:style-name="P1">* Quantidade do item</text:p>
      <text:p text:style-name="P1">* Unidade do item</text:p>
      <text:p text:style-name="P1">* Valor do item</text:p>
      <text:p text:style-name="P1">* Valor do desconto</text:p>
      <text:p text:style-name="P1">* CST </text:p>
      <text:p text:style-name="P1">* CFOP</text:p>
      <text:p text:style-name="P1">* Código da natureza de operação (Registro 0400)</text:p>
      <text:p text:style-name="P1">* Valor da base de cálculo de ICMS</text:p>
      <text:p text:style-name="P1">* Alíquota do ICMS</text:p>
      <text:p text:style-name="P1">* Valor do ICMS</text:p>
      <text:p text:style-name="P1">* Valor da base de cálculo referente a substituição tributária</text:p>
      <text:p text:style-name="P1">* Alíquota do ICMS da substituição tributária da UF de Destino</text:p>
      <text:p text:style-name="P1">* Valor do ICMS referente a substituição tributária</text:p>
      <text:p text:style-name="P6">* CST IPI</text:p>
      <text:p text:style-name="P6">* Valor da base de cálculo do IPI</text:p>
      <text:p text:style-name="P6">* Alíquota do IPI</text:p>
      <text:p text:style-name="P6">* Valor do IPI</text:p>
      <text:p text:style-name="P6">* CST PIS</text:p>
      <text:p text:style-name="P6">* Valor da base de cálculo do PIS</text:p>
      <text:p text:style-name="P6">* Alíquota do PIS</text:p>
      <text:p text:style-name="P6">* Valor do PIS</text:p>
      <text:p text:style-name="P6">* CST Cofins,</text:p>
      <text:p text:style-name="P6">* Valor da base de cálculo da COFINS</text:p>
      <text:p text:style-name="P6">* Valor da COFINS</text:p>
      <text:p text:style-name="P1"/>
      <text:p text:style-name="P8">Registro C172 (Operação com ISSQN):</text:p>
      <text:p text:style-name="P6"/>
      <text:p text:style-name="P6">* Valor da base de cálculo do ISSQN</text:p>
      <text:p text:style-name="P6">* Alíquota do ISSQN</text:p>
      <text:p text:style-name="P6"><text:soft-page-break/>* Valor do ISSQN</text:p>
      <text:p text:style-name="P1"/>
      <text:p text:style-name="P1"/>
      <text:p text:style-name="P1"/>
      <text:p text:style-name="P2"/>
      <text:p text:style-name="P2"/>
      <text:p text:style-name="P10">Registro C420 (Totalizadores por RZ):</text:p>
      <text:p text:style-name="P1"/>
      <text:p text:style-name="P1">* Código do totalizador (<text:bookmark-start text:name="__DdeLink__552_1895735087"/>conforme tabela 4.4.6<text:bookmark-end text:name="__DdeLink__552_1895735087"/>)</text:p>
      <text:p text:style-name="P1">* Valor acumulado no totalizador, relativo à respectiva RZ</text:p>
      <text:p text:style-name="P1">* Número do totalizador quando ocorrer mais de uma situação com a mesma carga tributária</text:p>
      <text:p text:style-name="P1"/>
      <text:p text:style-name="P1"/>
      <text:p text:style-name="P2">Registro C800 (Cupom Fiscal Eletrônico - SAT):</text:p>
      <text:p text:style-name="P1"/>
      <text:p text:style-name="P1">* Situação do documento (00 - Emitido <text:s/>02 - Cancelado)</text:p>
      <text:p text:style-name="P1">* Número do Cupom Fiscal Eletrônico</text:p>
      <text:p text:style-name="P1">* Data da emissão</text:p>
      <text:p text:style-name="P1">* Valor total</text:p>
      <text:p text:style-name="P6">* Valor total do PIS</text:p>
      <text:p text:style-name="P6">* Valor total da COFINS</text:p>
      <text:p text:style-name="P1">* CNPJ ou CPF do destinatário</text:p>
      <text:p text:style-name="P1">* Número de série do equipamento SAT</text:p>
      <text:p text:style-name="P1">* Chave do Cupom Fiscal Eletrônico</text:p>
      <text:p text:style-name="P1">* Valor total de descontos</text:p>
      <text:p text:style-name="P1">* Valor total das mercadorias e serviços</text:p>
      <text:p text:style-name="P1">* Valor total de outras despesas acessórias e acréscimos</text:p>
      <text:p text:style-name="P1">* Valor do ICMS</text:p>
      <text:p text:style-name="P1"/>
      <text:p text:style-name="P2">Registro C850 (Registro Analítico CFe-SAT):</text:p>
      <text:p text:style-name="P1"/>
      <text:p text:style-name="P1">* CST</text:p>
      <text:p text:style-name="P1">* CFOP</text:p>
      <text:p text:style-name="P1">* Alíquota do ICMS</text:p>
      <text:p text:style-name="P1">* Valor total da CFe-SAT</text:p>
      <text:p text:style-name="P1">* Valor da base de cálculo</text:p>
      <text:p text:style-name="P1">* Valor do ICMS</text:p>
      <text:p text:style-name="P1"/>
      <text:p text:style-name="P1"/>
      <text:p text:style-name="P1">Obs: Não listei alguns outros registros que geramos, os quais acredito que não sejam necessários para clientes CompuFácil nesse momento:</text:p>
      <text:p text:style-name="P1"/>
      <text:p text:style-name="P1">* 0500 (Plano de contas contábeis)</text:p>
      <text:p text:style-name="P1">* C140 (Fatura para nota modelo 01)</text:p>
      <text:p text:style-name="P1">* C141 (Vencimento da fatura)</text:p>
      <text:p text:style-name="P1">* C160 (Volumes transportados para nota modelo 01 e 04)</text:p>
      <text:p text:style-name="P1">* C190 (Agrupamento campos Regristro C170)</text:p>
      <text:p text:style-name="P1">* Registro C300, C310, C320, C321, C350, C370 e C390 (Nota fiscal de venda a consumidor) </text:p>
      <text:p text:style-name="P1">* Registro C410 (Somatória valors PIS e COfins)</text:p>
      <text:p text:style-name="P1"><text:soft-page-break/>* Registro C490 (Agrupamento campos Registro C425/C470)</text:p>
      <text:p text:style-name="P1">* Registro C495 (Exclusivo para BA - campos já listados em outros registros)</text:p>
      <text:p text:style-name="P1">* Registro C500 e C590 (Nota de entrada - Energia Elétrica) - campos semelhantes ao já listados na nota</text:p>
      <text:p text:style-name="P1">* Registro D100 e D190 (Nota fiscal de serviço de transporte) - campos semelhantes ao já listados na nota</text:p>
      <text:p text:style-name="P1">* Registro D500 e D590 (Nota fiscal de serviço de comunicação) - campos semelhantes ao já listados na no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6:51:02.650000000</meta:creation-date>
    <dc:date>2015-12-03T11:28:47.582558077</dc:date>
    <meta:editing-duration>PT15M47S</meta:editing-duration>
    <meta:editing-cycles>5</meta:editing-cycles>
    <meta:generator>LibreOffice/5.0.3.2$Linux_X86_64 LibreOffice_project/00m0$Build-2</meta:generator>
    <meta:document-statistic meta:table-count="0" meta:image-count="0" meta:object-count="0" meta:page-count="8" meta:paragraph-count="210" meta:word-count="1369" meta:character-count="7637" meta:non-whitespace-character-count="6430"/>
  </office:meta>
</office:document-meta>
</file>